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Batang" svg:font-family="Batang" style:font-family-generic="system" style:font-pitch="fixed" svg:panose-1="2 3 6 0 0 1 1 1 1 1"/>
    <style:font-face style:name="Source Sans Pro ExtraLight" svg:font-family="Source Sans Pro ExtraLight" style:font-family-generic="swiss" style:font-pitch="variable" svg:panose-1="2 11 3 3 3 4 3 2 2 4"/>
  </office:font-face-decls>
  <office:automatic-styles>
    <style:style style:name="P1" style:parent-style-name="Безинтервала" style:master-page-name="MP0" style:family="paragraph">
      <style:paragraph-properties fo:break-before="page"/>
    </style:style>
    <style:style style:name="T2" style:parent-style-name="Строгий" style:family="text">
      <style:text-properties fo:color="#404040" fo:font-size="20pt" style:font-size-asian="20pt" style:font-size-complex="20pt"/>
    </style:style>
    <style:style style:name="T3" style:parent-style-name="Основнойшрифтабзаца" style:family="text">
      <style:text-properties fo:color="#404040" fo:language="en" fo:country="US"/>
    </style:style>
    <style:style style:name="TableColumn5" style:family="table-column">
      <style:table-column-properties style:column-width="2.6319in"/>
    </style:style>
    <style:style style:name="TableColumn6" style:family="table-column">
      <style:table-column-properties style:column-width="4.8416in"/>
    </style:style>
    <style:style style:name="Table4" style:family="table">
      <style:table-properties style:width="7.4736in" fo:margin-left="-0.7125in" table:align="left"/>
    </style:style>
    <style:style style:name="TableRow7" style:family="table-row">
      <style:table-row-properties style:min-row-height="8.7256in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Обычный" style:family="paragraph">
      <style:paragraph-properties fo:margin-bottom="0in" fo:margin-right="0.1944in"/>
    </style:style>
    <style:style style:name="T10" style:parent-style-name="Основнойшрифтабзаца" style:family="text">
      <style:text-properties style:font-name="Tahoma" style:font-name-asian="Batang" style:font-name-complex="Tahoma" fo:color="#31849B" fo:font-size="16pt" style:font-size-asian="16pt" style:font-size-complex="16pt"/>
    </style:style>
    <style:style style:name="T11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P12" style:parent-style-name="Обычный" style:family="paragraph">
      <style:paragraph-properties fo:margin-bottom="0in" fo:line-height="100%" fo:margin-right="0.1944in"/>
    </style:style>
    <style:style style:name="T13" style:parent-style-name="Основнойшрифтабзаца" style:family="text">
      <style:text-properties style:font-name-complex="Tahoma" fo:color="#595959"/>
    </style:style>
    <style:style style:name="T14" style:parent-style-name="Основнойшрифтабзаца" style:family="text">
      <style:text-properties style:font-name-complex="Tahoma" fo:color="#595959"/>
    </style:style>
    <style:style style:name="T15" style:parent-style-name="Основнойшрифтабзаца" style:family="text">
      <style:text-properties style:font-name-complex="Tahoma" fo:color="#595959"/>
    </style:style>
    <style:style style:name="T16" style:parent-style-name="Основнойшрифтабзаца" style:family="text">
      <style:text-properties style:font-name-complex="Tahoma" fo:color="#595959" fo:language="en" fo:country="US"/>
    </style:style>
    <style:style style:name="T17" style:parent-style-name="Основнойшрифтабзаца" style:family="text">
      <style:text-properties style:font-name-complex="Tahoma" fo:color="#595959"/>
    </style:style>
    <style:style style:name="T18" style:parent-style-name="Основнойшрифтабзаца" style:family="text">
      <style:text-properties style:font-name-complex="Tahoma" fo:color="#595959" fo:language="en" fo:country="US"/>
    </style:style>
    <style:style style:name="T19" style:parent-style-name="Основнойшрифтабзаца" style:family="text">
      <style:text-properties style:font-name-complex="Tahoma" fo:color="#595959"/>
    </style:style>
    <style:style style:name="P20" style:parent-style-name="Обычный" style:family="paragraph">
      <style:paragraph-properties fo:margin-bottom="0in" fo:line-height="100%" fo:margin-right="0.1944in"/>
    </style:style>
    <style:style style:name="T21" style:parent-style-name="Основнойшрифтабзаца" style:family="text">
      <style:text-properties style:font-name-complex="Tahoma" fo:color="#595959" fo:language="en" fo:country="US"/>
    </style:style>
    <style:style style:name="T22" style:parent-style-name="Основнойшрифтабзаца" style:family="text">
      <style:text-properties style:font-name-complex="Tahoma" fo:color="#595959"/>
    </style:style>
    <style:style style:name="T23" style:parent-style-name="Основнойшрифтабзаца" style:family="text">
      <style:text-properties style:font-name-complex="Tahoma" fo:color="#595959" fo:language="en" fo:country="US"/>
    </style:style>
    <style:style style:name="T24" style:parent-style-name="Основнойшрифтабзаца" style:family="text">
      <style:text-properties style:font-name-complex="Tahoma" fo:color="#595959"/>
    </style:style>
    <style:style style:name="T25" style:parent-style-name="Основнойшрифтабзаца" style:family="text">
      <style:text-properties style:font-name-complex="Tahoma" fo:color="#595959" fo:language="en" fo:country="US"/>
    </style:style>
    <style:style style:name="T26" style:parent-style-name="Основнойшрифтабзаца" style:family="text">
      <style:text-properties style:font-name-complex="Tahoma" fo:color="#595959"/>
    </style:style>
    <style:style style:name="T27" style:parent-style-name="Основнойшрифтабзаца" style:family="text">
      <style:text-properties style:font-name-complex="Tahoma" fo:color="#595959" fo:language="en" fo:country="US"/>
    </style:style>
    <style:style style:name="P28" style:parent-style-name="Обычный" style:family="paragraph">
      <style:paragraph-properties fo:margin-bottom="0in" fo:line-height="100%" fo:margin-right="0.1944in"/>
    </style:style>
    <style:style style:name="T29" style:parent-style-name="Основнойшрифтабзаца" style:family="text">
      <style:text-properties style:font-name-complex="Tahoma" fo:color="#595959"/>
    </style:style>
    <style:style style:name="T30" style:parent-style-name="Основнойшрифтабзаца" style:family="text">
      <style:text-properties style:font-name-complex="Tahoma" fo:color="#595959"/>
    </style:style>
    <style:style style:name="T31" style:parent-style-name="Основнойшрифтабзаца" style:family="text">
      <style:text-properties style:font-name-complex="Tahoma" fo:color="#595959"/>
    </style:style>
    <style:style style:name="T32" style:parent-style-name="Основнойшрифтабзаца" style:family="text">
      <style:text-properties style:font-name-complex="Tahoma" fo:color="#595959"/>
    </style:style>
    <style:style style:name="T33" style:parent-style-name="Основнойшрифтабзаца" style:family="text">
      <style:text-properties style:font-name-complex="Tahoma" fo:color="#595959"/>
    </style:style>
    <style:style style:name="T34" style:parent-style-name="Основнойшрифтабзаца" style:family="text">
      <style:text-properties style:font-name-complex="Tahoma" fo:color="#595959" fo:language="en" fo:country="US"/>
    </style:style>
    <style:style style:name="T35" style:parent-style-name="Основнойшрифтабзаца" style:family="text">
      <style:text-properties style:font-name-complex="Tahoma" fo:color="#595959" fo:language="en" fo:country="US"/>
    </style:style>
    <style:style style:name="T36" style:parent-style-name="Основнойшрифтабзаца" style:family="text">
      <style:text-properties style:font-name-complex="Tahoma" fo:color="#595959" fo:language="en" fo:country="US"/>
    </style:style>
    <style:style style:name="T37" style:parent-style-name="Основнойшрифтабзаца" style:family="text">
      <style:text-properties style:font-name-complex="Tahoma" fo:color="#595959" fo:language="en" fo:country="US"/>
    </style:style>
    <style:style style:name="T38" style:parent-style-name="Основнойшрифтабзаца" style:family="text">
      <style:text-properties style:font-name-complex="Tahoma" fo:color="#595959" fo:language="en" fo:country="US"/>
    </style:style>
    <style:style style:name="P39" style:parent-style-name="Обычный" style:family="paragraph">
      <style:paragraph-properties fo:margin-bottom="0in" fo:line-height="100%" fo:margin-right="0.1944in"/>
    </style:style>
    <style:style style:name="T40" style:parent-style-name="Основнойшрифтабзаца" style:family="text">
      <style:text-properties style:font-name-complex="Tahoma" fo:color="#595959" fo:language="en" fo:country="US"/>
    </style:style>
    <style:style style:name="T41" style:parent-style-name="Основнойшрифтабзаца" style:family="text">
      <style:text-properties style:font-name-complex="Tahoma" fo:color="#595959" fo:language="en" fo:country="US"/>
    </style:style>
    <style:style style:name="T42" style:parent-style-name="Основнойшрифтабзаца" style:family="text">
      <style:text-properties style:font-name-complex="Tahoma" fo:color="#595959" fo:language="en" fo:country="US"/>
    </style:style>
    <style:style style:name="T43" style:parent-style-name="Основнойшрифтабзаца" style:family="text">
      <style:text-properties style:font-name-complex="Tahoma" fo:color="#595959" fo:language="en" fo:country="US"/>
    </style:style>
    <style:style style:name="T44" style:parent-style-name="Основнойшрифтабзаца" style:family="text">
      <style:text-properties style:font-name-complex="Tahoma" fo:color="#595959" fo:language="en" fo:country="US"/>
    </style:style>
    <style:style style:name="T45" style:parent-style-name="Основнойшрифтабзаца" style:family="text">
      <style:text-properties style:font-name-complex="Tahoma" fo:color="#595959" fo:language="en" fo:country="US"/>
    </style:style>
    <style:style style:name="P46" style:parent-style-name="Обычный" style:family="paragraph">
      <style:paragraph-properties fo:margin-bottom="0in" fo:line-height="100%" fo:margin-right="0.1944in"/>
      <style:text-properties style:font-name="Tahoma" style:font-name-complex="Tahoma" fo:color="#595959" fo:font-size="10pt" style:font-size-asian="10pt" style:font-size-complex="10pt" fo:language="en" fo:country="US"/>
    </style:style>
    <style:style style:name="P47" style:parent-style-name="Обычный" style:family="paragraph">
      <style:paragraph-properties fo:margin-bottom="0in" fo:line-height="100%" fo:margin-right="0.1944in"/>
      <style:text-properties style:font-name="Tahoma" style:font-name-complex="Tahoma" fo:color="#595959" fo:font-size="10pt" style:font-size-asian="10pt" style:font-size-complex="10pt" fo:language="en" fo:country="US"/>
    </style:style>
    <style:style style:name="P48" style:parent-style-name="Обычный" style:family="paragraph">
      <style:paragraph-properties fo:margin-bottom="0in" fo:line-height="100%" fo:margin-right="0.1944in"/>
      <style:text-properties style:font-name="Tahoma" style:font-name-complex="Tahoma" fo:color="#595959" fo:font-size="10pt" style:font-size-asian="10pt" style:font-size-complex="10pt" fo:language="en" fo:country="US"/>
    </style:style>
    <style:style style:name="P49" style:parent-style-name="Обычный" style:family="paragraph">
      <style:paragraph-properties fo:margin-bottom="0in" fo:margin-right="0.1944in"/>
    </style:style>
    <style:style style:name="T50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 fo:language="en" fo:country="US"/>
    </style:style>
    <style:style style:name="T51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P52" style:parent-style-name="Обычный" style:family="paragraph">
      <style:paragraph-properties fo:margin-bottom="0in" fo:line-height="100%" fo:margin-right="0.1944in" fo:text-indent="0.1215in"/>
      <style:text-properties style:font-name="Cambria" style:font-name-asian="Batang" style:font-name-complex="Tahoma" fo:color="#404040" fo:font-size="10pt" style:font-size-asian="10pt" style:font-size-complex="10pt"/>
    </style:style>
    <style:style style:name="P53" style:parent-style-name="Обычный" style:family="paragraph">
      <style:paragraph-properties fo:margin-bottom="0in" fo:line-height="100%" fo:margin-right="0.1944in" fo:text-indent="0.1215in"/>
      <style:text-properties style:font-name="Cambria" style:font-name-asian="Batang" style:font-name-complex="Tahoma" fo:color="#404040" fo:font-size="10pt" style:font-size-asian="10pt" style:font-size-complex="10pt"/>
    </style:style>
    <style:style style:name="P54" style:parent-style-name="Обычный" style:family="paragraph">
      <style:paragraph-properties fo:margin-bottom="0in" fo:line-height="100%" fo:margin-right="0.1944in" fo:text-indent="0.2201in"/>
      <style:text-properties style:font-name="Cambria" style:font-name-asian="Batang" style:font-name-complex="Tahoma" fo:color="#404040" fo:font-size="10pt" style:font-size-asian="10pt" style:font-size-complex="10pt"/>
    </style:style>
    <style:style style:name="P55" style:parent-style-name="Обычный" style:family="paragraph">
      <style:paragraph-properties fo:margin-bottom="0in" fo:line-height="100%" fo:margin-right="0.2923in" fo:text-indent="0.1215in"/>
      <style:text-properties style:font-name="Cambria" style:font-name-asian="Batang" style:font-name-complex="Tahoma" fo:color="#404040" fo:font-size="10pt" style:font-size-asian="10pt" style:font-size-complex="10pt"/>
    </style:style>
    <style:style style:name="P56" style:parent-style-name="Обычный" style:family="paragraph">
      <style:paragraph-properties fo:margin-bottom="0in" fo:line-height="100%" fo:margin-right="0.1944in" fo:text-indent="0.1215in"/>
      <style:text-properties style:font-name="Cambria" style:font-name-asian="Batang" style:font-name-complex="Tahoma" fo:color="#404040" fo:font-size="10pt" style:font-size-asian="10pt" style:font-size-complex="10pt"/>
    </style:style>
    <style:style style:name="P57" style:parent-style-name="Обычный" style:family="paragraph">
      <style:paragraph-properties fo:margin-bottom="0in" fo:line-height="100%" fo:margin-right="0.1944in" fo:text-indent="0.1215in"/>
      <style:text-properties style:font-name="Cambria" style:font-name-asian="Batang" style:font-name-complex="Tahoma" fo:color="#404040" fo:font-size="10pt" style:font-size-asian="10pt" style:font-size-complex="10pt"/>
    </style:style>
    <style:style style:name="P58" style:parent-style-name="Обычный" style:family="paragraph">
      <style:paragraph-properties fo:margin-bottom="0in" fo:line-height="100%" fo:margin-right="0.1944in" fo:text-indent="0.1215in"/>
      <style:text-properties style:font-name="Cambria" style:font-name-asian="Batang" style:font-name-complex="Tahoma" fo:color="#404040" fo:font-size="10pt" style:font-size-asian="10pt" style:font-size-complex="10pt"/>
    </style:style>
    <style:style style:name="P59" style:parent-style-name="Обычный" style:family="paragraph">
      <style:paragraph-properties fo:margin-bottom="0in" fo:line-height="100%" fo:margin-right="0.1944in" fo:text-indent="0.2201in"/>
      <style:text-properties style:font-name="Cambria" style:font-name-asian="Batang" style:font-name-complex="Tahoma" fo:color="#404040" fo:font-size="10pt" style:font-size-asian="10pt" style:font-size-complex="10pt"/>
    </style:style>
    <style:style style:name="P60" style:parent-style-name="Обычный" style:family="paragraph">
      <style:paragraph-properties fo:margin-bottom="0in" fo:line-height="100%" fo:margin-right="0.1944in" fo:text-indent="0.2201in"/>
      <style:text-properties style:font-name="Cambria" style:font-name-asian="Batang" style:font-name-complex="Tahoma" fo:color="#404040" fo:font-size="10pt" style:font-size-asian="10pt" style:font-size-complex="10pt"/>
    </style:style>
    <style:style style:name="P61" style:parent-style-name="Обычный" style:family="paragraph">
      <style:paragraph-properties fo:margin-bottom="0in" fo:line-height="100%" fo:margin-right="0.1944in"/>
      <style:text-properties style:font-name="Cambria" style:font-name-asian="Batang" style:font-name-complex="Tahoma" fo:color="#404040" fo:font-size="10pt" style:font-size-asian="10pt" style:font-size-complex="10pt"/>
    </style:style>
    <style:style style:name="P62" style:parent-style-name="Обычный" style:family="paragraph">
      <style:paragraph-properties fo:margin-bottom="0in" fo:line-height="100%" fo:margin-right="0.1944in"/>
      <style:text-properties style:font-name="Cambria" style:font-name-asian="Batang" style:font-name-complex="Tahoma" fo:color="#404040" fo:font-size="10pt" style:font-size-asian="10pt" style:font-size-complex="10pt"/>
    </style:style>
    <style:style style:name="P63" style:parent-style-name="Обычный" style:family="paragraph">
      <style:paragraph-properties fo:margin-bottom="0in" fo:line-height="100%" fo:margin-right="0.1944in"/>
      <style:text-properties style:font-name="Cambria" style:font-name-asian="Batang" style:font-name-complex="Tahoma" fo:color="#404040" fo:font-size="10pt" style:font-size-asian="10pt" style:font-size-complex="10pt"/>
    </style:style>
    <style:style style:name="P64" style:parent-style-name="Обычный" style:family="paragraph">
      <style:paragraph-properties fo:margin-bottom="0in" fo:line-height="100%" fo:margin-right="0.1944in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P66" style:parent-style-name="Обычный" style:family="paragraph">
      <style:paragraph-properties fo:margin-bottom="0in"/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P67" style:parent-style-name="Обычный" style:family="paragraph">
      <style:paragraph-properties fo:margin-bottom="0in" fo:line-height="100%"/>
    </style:style>
    <style:style style:name="T68" style:parent-style-name="Основнойшрифтабзаца" style:family="text">
      <style:text-properties style:font-name-complex="Tahoma" fo:font-weight="bold" style:font-weight-asian="bold" fo:color="#000000"/>
    </style:style>
    <style:style style:name="T69" style:parent-style-name="Основнойшрифтабзаца" style:family="text">
      <style:text-properties style:font-name-complex="Tahoma" fo:color="#000000" fo:font-size="10pt" style:font-size-asian="10pt" style:font-size-complex="10pt"/>
    </style:style>
    <style:style style:name="P70" style:parent-style-name="Обычный" style:family="paragraph">
      <style:paragraph-properties fo:margin-bottom="0in" fo:line-height="100%"/>
    </style:style>
    <style:style style:name="T71" style:parent-style-name="Основнойшрифтабзаца" style:family="text">
      <style:text-properties style:font-name="Cambria" style:font-name-complex="Tahoma" fo:color="#404040" fo:font-size="10pt" style:font-size-asian="10pt" style:font-size-complex="10pt"/>
    </style:style>
    <style:style style:name="T72" style:parent-style-name="Основнойшрифтабзаца" style:family="text">
      <style:text-properties style:font-name="Cambria" style:font-name-complex="Tahoma" fo:color="#404040" fo:font-size="10pt" style:font-size-asian="10pt" style:font-size-complex="10pt"/>
    </style:style>
    <style:style style:name="T73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74" style:parent-style-name="Обычный" style:family="paragraph">
      <style:paragraph-properties fo:margin-bottom="0in" fo:line-height="100%"/>
    </style:style>
    <style:style style:name="T75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76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77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78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81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82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83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84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86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88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90" style:parent-style-name="Обычный" style:family="paragraph">
      <style:paragraph-properties fo:margin-bottom="0in" fo:line-height="100%"/>
    </style:style>
    <style:style style:name="T91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92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94" style:parent-style-name="Обычный" style:family="paragraph">
      <style:paragraph-properties fo:margin-bottom="0in" fo:line-height="100%"/>
    </style:style>
    <style:style style:name="T95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96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98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00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101" style:parent-style-name="Обычный" style:family="paragraph">
      <style:paragraph-properties fo:margin-bottom="0in" fo:line-height="100%"/>
    </style:style>
    <style:style style:name="T102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03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104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105" style:parent-style-name="Обычный" style:family="paragraph">
      <style:paragraph-properties fo:margin-bottom="0in" fo:line-height="100%"/>
    </style:style>
    <style:style style:name="T106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07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108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09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110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111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12" style:parent-style-name="Обычный" style:family="paragraph">
      <style:paragraph-properties fo:margin-bottom="0in" fo:line-height="100%"/>
    </style:style>
    <style:style style:name="T113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14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15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16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18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19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20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T121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23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24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25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26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27" style:parent-style-name="Обычный" style:family="paragraph">
      <style:paragraph-properties fo:margin-bottom="0in" fo:line-height="100%"/>
      <style:text-properties style:font-name-asian="Batang" style:font-name-complex="Tahoma" fo:color="#595959" fo:font-size="10pt" style:font-size-asian="10pt" style:font-size-complex="10pt"/>
    </style:style>
    <style:style style:name="P128" style:parent-style-name="Обычный" style:family="paragraph">
      <style:paragraph-properties fo:margin-bottom="0in" fo:line-height="100%"/>
    </style:style>
    <style:style style:name="T129" style:parent-style-name="Основнойшрифтабзаца" style:family="text">
      <style:text-properties style:font-name-complex="Tahoma" fo:font-weight="bold" style:font-weight-asian="bold" fo:color="#000000"/>
    </style:style>
    <style:style style:name="T130" style:parent-style-name="Основнойшрифтабзаца" style:family="text">
      <style:text-properties style:font-name="Cambria"/>
    </style:style>
    <style:style style:name="T131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132" style:parent-style-name="Обычный" style:family="paragraph">
      <style:paragraph-properties fo:margin-bottom="0in" fo:line-height="100%"/>
    </style:style>
    <style:style style:name="P133" style:parent-style-name="Обычный" style:family="paragraph">
      <style:paragraph-properties fo:margin-bottom="0in" fo:line-height="100%"/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P134" style:parent-style-name="Обычный" style:family="paragraph">
      <style:paragraph-properties fo:margin-bottom="0in"/>
    </style:style>
    <style:style style:name="T135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T136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 fo:language="en" fo:country="US"/>
    </style:style>
    <style:style style:name="T137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T138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 fo:language="en" fo:country="US"/>
    </style:style>
    <style:style style:name="T139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T140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 fo:language="en" fo:country="US"/>
    </style:style>
    <style:style style:name="T141" style:parent-style-name="Основнойшрифтабзаца" style:family="text"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P142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P143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P144" style:parent-style-name="Обычный" style:family="paragraph">
      <style:paragraph-properties fo:margin-bottom="0in" fo:line-height="100%"/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 fo:language="en" fo:country="US"/>
    </style:style>
    <style:style style:name="P145" style:parent-style-name="Обычный" style:family="paragraph">
      <style:paragraph-properties fo:margin-bottom="0in" fo:line-height="100%"/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 fo:language="en" fo:country="US"/>
    </style:style>
    <style:style style:name="P146" style:parent-style-name="Обычный" style:family="paragraph">
      <style:paragraph-properties fo:margin-bottom="0in" fo:line-height="100%"/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P147" style:parent-style-name="Обычный" style:family="paragraph">
      <style:paragraph-properties fo:margin-bottom="0in" fo:line-height="100%"/>
    </style:style>
    <style:style style:name="T148" style:parent-style-name="Основнойшрифтабзаца" style:family="text">
      <style:text-properties style:font-name-complex="Tahoma" fo:font-weight="bold" style:font-weight-asian="bold" fo:color="#000000"/>
    </style:style>
    <style:style style:name="T149" style:parent-style-name="Основнойшрифтабзаца" style:family="text">
      <style:text-properties style:font-name-complex="Tahoma" fo:font-weight="bold" style:font-weight-asian="bold" fo:color="#000000"/>
    </style:style>
    <style:style style:name="T150" style:parent-style-name="Основнойшрифтабзаца" style:family="text">
      <style:text-properties style:font-name-complex="Tahoma" fo:font-weight="bold" style:font-weight-asian="bold" fo:color="#000000"/>
    </style:style>
    <style:style style:name="T151" style:parent-style-name="Основнойшрифтабзаца" style:family="text">
      <style:text-properties style:font-name-complex="Tahoma" fo:font-weight="bold" style:font-weight-asian="bold" fo:color="#595959"/>
    </style:style>
    <style:style style:name="T152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153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54" style:parent-style-name="Обычный" style:family="paragraph">
      <style:paragraph-properties fo:margin-bottom="0in" fo:line-height="100%"/>
      <style:text-properties style:font-name-asian="Batang" style:font-name-complex="Tahoma" fo:color="#595959" fo:font-size="10pt" style:font-size-asian="10pt" style:font-size-complex="10pt"/>
    </style:style>
    <style:style style:name="P155" style:parent-style-name="Обычный" style:family="paragraph">
      <style:paragraph-properties fo:margin-bottom="0in" fo:line-height="100%"/>
      <style:text-properties style:font-name-asian="Batang" style:font-name-complex="Tahoma" fo:color="#595959" fo:font-size="10pt" style:font-size-asian="10pt" style:font-size-complex="10pt"/>
    </style:style>
    <style:style style:name="P156" style:parent-style-name="Обычный" style:family="paragraph">
      <style:paragraph-properties fo:margin-bottom="0in" fo:line-height="100%"/>
      <style:text-properties style:font-name="Source Sans Pro ExtraLight" style:font-name-asian="Batang" style:font-name-complex="Tahoma" fo:font-weight="bold" style:font-weight-asian="bold" fo:color="#31849B" fo:font-size="16pt" style:font-size-asian="16pt" style:font-size-complex="16pt"/>
    </style:style>
    <style:style style:name="P157" style:parent-style-name="Обычный" style:family="paragraph">
      <style:paragraph-properties fo:margin-bottom="0in" fo:line-height="100%"/>
    </style:style>
    <style:style style:name="T158" style:parent-style-name="Основнойшрифтабзаца" style:family="text">
      <style:text-properties style:font-name-complex="Tahoma" fo:font-weight="bold" style:font-weight-asian="bold" fo:color="#000000"/>
    </style:style>
    <style:style style:name="T159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60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61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P162" style:parent-style-name="Обычный" style:family="paragraph">
      <style:paragraph-properties fo:margin-bottom="0in" fo:line-height="100%"/>
      <style:text-properties style:font-name="Cambria" style:font-name-asian="Batang" style:font-name-complex="Tahoma" fo:color="#404040" fo:font-size="10pt" style:font-size-asian="10pt" style:font-size-complex="10pt"/>
    </style:style>
    <style:style style:name="P163" style:parent-style-name="Обычный" style:family="paragraph">
      <style:paragraph-properties fo:margin-bottom="0in" fo:line-height="100%"/>
    </style:style>
    <style:style style:name="T164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/>
    </style:style>
    <style:style style:name="T165" style:parent-style-name="Основнойшрифтабзаца" style:family="text">
      <style:text-properties style:font-name="Cambria" style:font-name-asian="Batang" style:font-name-complex="Tahoma" fo:color="#404040" fo:font-size="10pt" style:font-size-asian="10pt" style:font-size-complex="10pt" fo:language="en" fo:country="US"/>
    </style:style>
    <style:style style:name="P166" style:parent-style-name="Обычный" style:family="paragraph">
      <style:paragraph-properties fo:margin-bottom="0in" fo:line-height="100%"/>
      <style:text-properties fo:language="en" fo:country="US"/>
    </style:style>
    <style:style style:name="P167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<text:span text:style-name="T2">Микрюков Иван Львович</text:span></text:p>
      <text:p text:style-name="Обычный"><text:span text:style-name="T3">Java-developer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text:s text:c="5"/></text:span><text:span text:style-name="T11">Контакты</text:span></text:p>
            <text:p text:style-name="P12"><text:span text:style-name="T13">Тел</text:span><text:span text:style-name="T14">ефон</text:span><text:span text:style-name="T15">: <text:s text:c="2"/>+7</text:span><text:span text:style-name="T16"> </text:span><text:span text:style-name="T17">919 69</text:span><text:span text:style-name="T18"> </text:span><text:span text:style-name="T19">313 69</text:span></text:p>
            <text:p text:style-name="P20"><text:span text:style-name="T21">Telegram</text:span><text:span text:style-name="T22">: <text:s/>@</text:span><text:span text:style-name="T23">cry</text:span><text:span text:style-name="T24">_</text:span><text:span text:style-name="T25">and</text:span><text:span text:style-name="T26">_</text:span><text:span text:style-name="T27">run</text:span></text:p>
            <text:p text:style-name="P28"><text:span text:style-name="T29"><text:s/></text:span><text:span text:style-name="T30"><text:s/></text:span><text:span text:style-name="T31"><text:s text:c="2"/></text:span><text:span text:style-name="T32"><text:s text:c="2"/></text:span><text:span text:style-name="T33"><text:s/></text:span><text:span text:style-name="T34">e</text:span><text:span text:style-name="T35">mail:</text:span><text:span text:style-name="T36"><text:s/></text:span><text:span text:style-name="T37"><text:s/></text:span><text:a xlink:href="mailto:f9208@ya.ru" office:target-frame-name="_top" xlink:show="replace"><text:span text:style-name="T38">f9208@ya.ru</text:span></text:a></text:p>
            <text:p text:style-name="P39"><text:span text:style-name="T40"><text:s text:c="8"/></text:span><text:span text:style-name="T41"><text:s text:c="2"/></text:span><text:span text:style-name="T42"><text:s text:c="2"/>g</text:span><text:span text:style-name="T43">it:</text:span><text:span text:style-name="T44"><text:s text:c="2"/></text:span><text:a xlink:href="https://github.com/f9208" office:target-frame-name="_top" xlink:show="replace"><text:span text:style-name="T45">https://github.com/f9208</text:span></text:a></text:p>
            <text:p text:style-name="P46"/>
            <text:p text:style-name="P47"/>
            <text:p text:style-name="P48"/>
            <text:p text:style-name="P49"><text:span text:style-name="T50"><text:s text:c="8"/></text:span><text:span text:style-name="T51">О себе</text:span></text:p>
            <text:p text:style-name="P52">Место жительства: Казань</text:p>
            <text:p text:style-name="P53">Возраст: 33 года</text:p>
            <text:p text:style-name="P54"/>
            <text:p text:style-name="P55">Начал изучать<text:s/>Java с 2019, есть несколько «живых» pet-проектов<text:s/>на<text:s/>актуальном<text:s/>стеке.<text:s/></text:p>
            <text:p text:style-name="P56">Могу работать как самостоятельно, так и в команде. Перед тем как задать вопрос коллеге – самостоятельно ищу ответ на него.<text:s/></text:p>
            <text:p text:style-name="P57">Я уже имею опыт работы на проекте и понимаю как происходит взаимодействие внутри команды.<text:s/>Моя цель – постоянное развитие и улучшение имеющихся навыков и знаний. <text:s/></text:p>
            <text:p text:style-name="P58">Женат, воспитываю сына.</text:p>
            <text:p text:style-name="P59"/>
            <text:p text:style-name="P60"/>
            <text:p text:style-name="P61">Английский: B1</text:p>
            <text:p text:style-name="P62"/>
            <text:p text:style-name="P63">Хобби: Бег, фотография</text:p>
            <text:p text:style-name="P64"/>
          </table:table-cell>
          <table:table-cell table:style-name="TableCell65">
            <text:p text:style-name="P66">Опыт работы:</text:p>
            <text:p text:style-name="P67"><text:span text:style-name="T68">02.2022 - настоящее время</text:span><text:span text:style-name="T69">:</text:span></text:p>
            <text:p text:style-name="P70"><text:span text:style-name="T71">Организация:<text:s/></text:span><text:span text:style-name="T72"><text:s/></text:span><text:span text:style-name="T73">ООО "Рд-Лаб"<text:s/></text:span></text:p>
            <text:p text:style-name="P74"><text:span text:style-name="T75">Должность: младший<text:s/></text:span><text:span text:style-name="T76">Java</text:span><text:span text:style-name="T77">-разработчик</text:span></text:p>
            <text:p text:style-name="P78">Обязанности<text:s/>и достижения:</text:p>
            <text:p text:style-name="P79"><text:span text:style-name="T80"><text:s/></text:span><text:span text:style-name="T81">- Участие в разработке приложения в составе команды аналитиков,<text:s/></text:span><text:span text:style-name="T82">front</text:span><text:span text:style-name="T83">-</text:span><text:span text:style-name="T84">end</text:span><text:span text:style-name="T85"><text:s/>и<text:s/></text:span><text:span text:style-name="T86">back</text:span><text:span text:style-name="T87">-</text:span><text:span text:style-name="T88">end</text:span><text:span text:style-name="T89"><text:s/>разработчиков.</text:span></text:p>
            <text:p text:style-name="P90"><text:span text:style-name="T91">- Разработка<text:s/></text:span><text:span text:style-name="T92">CRM</text:span><text:span text:style-name="T93"><text:s/>системы</text:span></text:p>
            <text:p text:style-name="P94"><text:span text:style-name="T95">- Реализация<text:s/></text:span><text:span text:style-name="T96">REST</text:span><text:span text:style-name="T97"><text:s/></text:span><text:span text:style-name="T98">API</text:span><text:span text:style-name="T99"><text:s/>по техническому заданию и бизнес-функциональным<text:s/></text:span><text:span text:style-name="T100">требованиям</text:span></text:p>
            <text:p text:style-name="P101"><text:span text:style-name="T102">- Составление<text:s/></text:span><text:span text:style-name="T103">SQL</text:span><text:span text:style-name="T104"><text:s/>запросов для выгрузки отчетов</text:span></text:p>
            <text:p text:style-name="P105"><text:span text:style-name="T106">- Отладка межмодульного взаимодействия (</text:span><text:span text:style-name="T107">HTTP</text:span><text:span text:style-name="T108"><text:s/>и<text:s/></text:span><text:span text:style-name="T109">AMQP</text:span><text:span text:style-name="T110">)</text:span></text:p>
            <text:p text:style-name="P111">-<text:s/>Ручное обновление сборок на тестовом контуре</text:p>
            <text:p text:style-name="P112"><text:span text:style-name="T113">- К</text:span><text:span text:style-name="T114">онфигураци</text:span><text:span text:style-name="T115">я<text:s/></text:span><text:span text:style-name="T116">web</text:span><text:span text:style-name="T117"><text:s/></text:span><text:span text:style-name="T118">сервера</text:span><text:span text:style-name="T119"><text:s/>(</text:span><text:span text:style-name="T120">nginx</text:span><text:span text:style-name="T121">)</text:span></text:p>
            <text:p text:style-name="P122">- Участие в еженедельных митингах с заказчиком</text:p>
            <text:p text:style-name="P123">- Доработка и тестирование ранее написанных модулей под новые требования</text:p>
            <text:p text:style-name="P124">- Проверка ранее реализованных модулей на соответствие техническому заданию</text:p>
            <text:p text:style-name="P125">- код-ревью</text:p>
            <text:p text:style-name="P126">Вкратце о проекте: реализовывали систему приема заявок помощи для социально незащищенных слоев населения, заказчик - ДИТ Москвы.</text:p>
            <text:p text:style-name="P127"/>
            <text:p text:style-name="P128"><text:span text:style-name="T129">01.2010 – 02.2022</text:span><text:span text:style-name="T130">:<text:s/></text:span><text:span text:style-name="T131">самозанятый в сфере выполнения монтажных работ на высоте (с использованием альпинистского снаряжения).</text:span></text:p>
            <text:p text:style-name="P132"/>
            <text:p text:style-name="P133"/>
            <text:p text:style-name="P134"><text:span text:style-name="T135">Ключевые</text:span><text:span text:style-name="T136"><text:s/></text:span><text:span text:style-name="T137">навыки</text:span><text:span text:style-name="T138"><text:s/></text:span><text:span text:style-name="T139">и</text:span><text:span text:style-name="T140"><text:s/></text:span><text:span text:style-name="T141">технологии</text:span></text:p>
            <text:p text:style-name="P142">Java Core (8-17),<text:s/>Spring Framework (Data JPA, Security, MVC, Test),<text:s/></text:p>
            <text:p text:style-name="P143">Spring Boot, Hibernate, PostgreSQL, HSQLDB, RabbitMQ, REST API (Servlet API, OpenAPI\Swagger),<text:s/>Liquibase,<text:s/><text:s/>Git, JSP/JSTL,<text:s/><text:s/>Ajax*,<text:s/>jQuery*,<text:s/>Maven, Linux, nginx*, JUnit, Mockito, AssertJ, HTML/CSS, XML/XSL</text:p>
            <text:p text:style-name="P144"/>
            <text:p text:style-name="P145"/>
            <text:p text:style-name="P146">Образование</text:p>
            <text:p text:style-name="P147"><text:span text:style-name="T148">09.2006</text:span><text:span text:style-name="T149"><text:s/></text:span><text:span text:style-name="T150">- 06.2010:</text:span><text:span text:style-name="T151"><text:s/></text:span><text:span text:style-name="T152">Ижевский Государственный Технический Университет (бакалавр)</text:span></text:p>
            <text:p text:style-name="P153">Специальность: Приборы и методы контроля качества</text:p>
            <text:p text:style-name="P154"/>
            <text:p text:style-name="P155"/>
            <text:p text:style-name="P156">Курсы</text:p>
            <text:p text:style-name="P157"><text:span text:style-name="T158">01.2021 - 05.2021:<text:s/></text:span><text:span text:style-name="T159">Стажировка<text:s/></text:span><text:a xlink:href="http://javaops.ru/view/topjava" office:target-frame-name="_top" xlink:show="replace"><text:span text:style-name="T160">TopJava</text:span></text:a><text:span text:style-name="T161">, диплом.</text:span></text:p>
            <text:p text:style-name="P162">Создание Java Enterprise приложения с регистрацией/авторизацией и правами доступа на основе ролей, работающее по REST интерфейсу с базовой авторизацией.<text:s/></text:p>
            <text:p text:style-name="P163"><text:span text:style-name="T164">Стек</text:span><text:span text:style-name="T165">: Java 11, Spring Framework (Data JPA, Security, MVC, Test), PostgreSQL, JSP, TomCat, jQuery.</text:span></text:p>
            <text:p text:style-name="P166"/>
          </table:table-cell>
        </table:table-row>
      </table:table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Batang" svg:font-family="Batang" style:font-family-generic="system" style:font-pitch="fixed" svg:panose-1="2 3 6 0 0 1 1 1 1 1"/>
    <style:font-face style:name="Source Sans Pro ExtraLight" svg:font-family="Source Sans Pro ExtraLight" style:font-family-generic="swiss" style:font-pitch="variable" svg:panose-1="2 11 3 3 3 4 3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Вася</meta:initial-creator>
    <dc:creator>Вася</dc:creator>
    <meta:creation-date>2023-02-21T19:57:00Z</meta:creation-date>
    <dc:date>2023-02-21T19:57:00Z</dc:date>
    <meta:print-date>2023-02-21T19:54:00Z</meta:print-date>
    <meta:template xlink:href="Normal.dotm" xlink:type="simple"/>
    <meta:editing-cycles>2</meta:editing-cycles>
    <meta:editing-duration>PT180S</meta:editing-duration>
    <meta:document-statistic meta:page-count="1" meta:paragraph-count="5" meta:word-count="378" meta:character-count="2531" meta:row-count="17" meta:non-whitespace-character-count="2158"/>
  </office:meta>
</office:document-meta>
</file>